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Book Antiqua" svg:font-family="'Book Antiqua'" style:font-adornments="Normal" style:font-family-generic="roman" style:font-pitch="variable"/>
    <style:font-face style:name="Times New Roman" svg:font-family="'Times New Roman'" style:font-family-generic="roman" style:font-pitch="variable"/>
    <style:font-face style:name="Trebuchet MS" svg:font-family="'Trebuchet MS'" style:font-adornments="Negrit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6.6924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3.5139in" style:rel-column-width="34409*"/>
    </style:style>
    <style:style style:name="Table1.B" style:family="table-column">
      <style:table-column-properties style:column-width="2.3597in" style:rel-column-width="23107*"/>
    </style:style>
    <style:style style:name="Table1.C" style:family="table-column">
      <style:table-column-properties style:column-width="0.8188in" style:rel-column-width="8019*"/>
    </style:style>
    <style:style style:name="Table1.A1" style:family="table-cell">
      <style:table-cell-properties fo:padding="0.0382in" fo:border="none"/>
    </style:style>
    <style:style style:name="Table1.5" style:family="table-row">
      <style:table-row-properties fo:background-color="transparent" style:keep-together="true" fo:keep-together="auto">
        <style:background-image/>
      </style:table-row-properties>
    </style:style>
    <style:style style:name="Table1.A5" style:family="table-cell">
      <style:table-cell-properties style:vertical-align="" fo:background-color="transparent" fo:padding="0.0382in" fo:border="none" style:writing-mode="page">
        <style:background-image/>
      </style:table-cell-properties>
    </style:style>
    <style:style style:name="Table3" style:family="table">
      <style:table-properties style:width="6.6924in" table:align="margins"/>
    </style:style>
    <style:style style:name="Table3.A" style:family="table-column">
      <style:table-column-properties style:column-width="3.5139in" style:rel-column-width="34409*"/>
    </style:style>
    <style:style style:name="Table3.B" style:family="table-column">
      <style:table-column-properties style:column-width="2.3597in" style:rel-column-width="23107*"/>
    </style:style>
    <style:style style:name="Table3.C" style:family="table-column">
      <style:table-column-properties style:column-width="0.8188in" style:rel-column-width="8019*"/>
    </style:style>
    <style:style style:name="Table3.A1" style:family="table-cell">
      <style:table-cell-properties fo:padding="0.0382in" fo:border="none"/>
    </style:style>
    <style:style style:name="Table4" style:family="table">
      <style:table-properties style:width="6.6924in" table:align="margins"/>
    </style:style>
    <style:style style:name="Table4.A" style:family="table-column">
      <style:table-column-properties style:column-width="3.6042in" style:rel-column-width="35293*"/>
    </style:style>
    <style:style style:name="Table4.B" style:family="table-column">
      <style:table-column-properties style:column-width="2.2708in" style:rel-column-width="22237*"/>
    </style:style>
    <style:style style:name="Table4.C" style:family="table-column">
      <style:table-column-properties style:column-width="0.8174in" style:rel-column-width="8005*"/>
    </style:style>
    <style:style style:name="Table4.A1" style:family="table-cell">
      <style:table-cell-properties fo:padding="0.0382in" fo:border="none"/>
    </style:style>
    <style:style style:name="Table9" style:family="table">
      <style:table-properties style:width="6.6924in" table:align="margins"/>
    </style:style>
    <style:style style:name="Table9.A" style:family="table-column">
      <style:table-column-properties style:column-width="0.8104in" style:rel-column-width="7936*"/>
    </style:style>
    <style:style style:name="Table9.B" style:family="table-column">
      <style:table-column-properties style:column-width="5.8819in" style:rel-column-width="57599*"/>
    </style:style>
    <style:style style:name="Table9.A1" style:family="table-cell">
      <style:table-cell-properties fo:padding="0.0382in" fo:border="none"/>
    </style:style>
    <style:style style:name="P1" style:family="paragraph" style:parent-style-name="Heading">
      <style:paragraph-properties fo:text-align="end" style:justify-single-word="false"/>
    </style:style>
    <style:style style:name="P2" style:family="paragraph" style:parent-style-name="Contact_20_Info">
      <style:text-properties fo:font-weight="bold" style:font-weight-asian="bold" style:font-weight-complex="bold"/>
    </style:style>
    <style:style style:name="P3" style:family="paragraph" style:parent-style-name="Contact_20_Info">
      <style:paragraph-properties fo:text-align="end" style:justify-single-word="false">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top="0in" fo:margin-bottom="0.0398in"/>
      <style:text-properties fo:font-weight="normal" style:font-weight-asian="normal" style:font-weight-complex="normal"/>
    </style:style>
    <style:style style:name="P6" style:family="paragraph" style:parent-style-name="Table_20_Contents">
      <style:text-properties style:font-name="Book Antiqua" fo:font-size="9pt"/>
    </style:style>
    <style:style style:name="P7" style:family="paragraph" style:parent-style-name="Table_20_Heading">
      <style:paragraph-properties fo:text-align="start" style:justify-single-word="false"/>
    </style:style>
    <style:style style:name="P8" style:family="paragraph" style:parent-style-name="Table_20_Heading">
      <style:paragraph-properties fo:text-align="center" style:justify-single-word="false"/>
    </style:style>
    <style:style style:name="P9" style:family="paragraph" style:parent-style-name="Text_20_body" style:list-style-name="List_20_1">
      <style:paragraph-properties fo:margin-top="0in" fo:margin-bottom="0.0398in"/>
    </style:style>
    <style:style style:name="P10" style:family="paragraph" style:parent-style-name="Text_20_body" style:list-style-name="List_20_1">
      <style:paragraph-properties fo:margin-top="0in" fo:margin-bottom="0.0398in"/>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ncisco de Juan</text:p>
      <text:p text:style-name="P3">Founder and Project Manager at Splendeo</text:p>
      <text:p text:style-name="Contact_20_Info"/>
      <text:p text:style-name="Contact_20_Info">Madrid (Spain)</text:p>
      <text:p text:style-name="P2">(34) 675 933 204</text:p>
      <text:p text:style-name="P2">fjuan@splendeo.es</text:p>
      <text:p text:style-name="Contact_20_Info"/>
      <text:h text:style-name="Heading_20_1" text:outline-level="1">Profile Summary</text:h>
      <text:p text:style-name="P4">Aeronautical Engineer and Entrepreneur developing web applications. </text:p>
      <text:p text:style-name="Text_20_body">Strong mathematical background and abilities for designing Business Intelligence systems.</text:p>
      <text:h text:style-name="Heading_20_1" text:outline-level="1">Education</text:h>
      <text:p text:style-name="Text_20_body"><text:span text:style-name="T2">Aeronautical Engineer Degree</text:span><text:span text:style-name="T1"> on the Polytechnic University of Madrid – July 2008.</text:span></text:p>
      <text:h text:style-name="Heading_20_1" text:outline-level="1">Working Experience</text:h>
      <table:table table:name="Table1" table:style-name="Table1">
        <table:table-column table:style-name="Table1.A"/>
        <table:table-column table:style-name="Table1.B"/>
        <table:table-column table:style-name="Table1.C"/>
        <table:table-row>
          <table:table-cell table:style-name="Table1.A1" office:value-type="string">
            <text:p text:style-name="P7">T-engine at Think-in Pharma</text:p>
          </table:table-cell>
          <table:table-cell table:style-name="Table1.A1" office:value-type="string">
            <text:p text:style-name="Table_20_Heading">May 2010 – June 2010</text:p>
          </table:table-cell>
          <table:table-cell table:style-name="Table1.A1" office:value-type="string">
            <text:p text:style-name="Table_20_Heading">Splendeo</text:p>
          </table:table-cell>
        </table:table-row>
        <table:table-row>
          <table:table-cell table:style-name="Table1.A1" table:number-columns-spanned="3" office:value-type="string">
            <text:p text:style-name="Text_20_body">T-engine is an e-learning web platform aimed to pharmaceutical companies that delivers conferences to doctors and nurses included in the Spanish Health Department. Currently it's installed at <text:a xlink:type="simple" xlink:href="http://www.talleresanemia.es/">talleresanemia.es</text:a> and <text:a xlink:type="simple" xlink:href="http://www.cuidadosenfermeria.org/">cuidadosenfermeria.org</text:a>, with more sites upcoming.</text:p>
            <text:p text:style-name="Text_20_body">My responsibilities on this projects are: </text:p>
            <text:list xml:id="list914194378" text:style-name="List_20_1">
              <text:list-item>
                <text:p text:style-name="P9"><text:span text:style-name="T3">Requirements gathering</text:span> and contract negotiation.</text:p>
              </text:list-item>
              <text:list-item>
                <text:p text:style-name="P9">Software <text:span text:style-name="T3">design, development &amp; deployment</text:span>.</text:p>
              </text:list-item>
              <text:list-item>
                <text:p text:style-name="P9">Server configuration and maintenance.</text:p>
              </text:list-item>
            </text:list>
            <text:p text:style-name="Text_20_body">The <text:span text:style-name="T4">technologies used are: Ruby on Rails, HTML, SQL (postgres) and Ubuntu. </text:span></text:p>
          </table:table-cell>
          <table:covered-table-cell/>
          <table:covered-table-cell/>
        </table:table-row>
        <table:table-row>
          <table:table-cell table:style-name="Table1.A1" office:value-type="string">
            <text:p text:style-name="P7">cp-induction.com at Colgate-Palmolive</text:p>
          </table:table-cell>
          <table:table-cell table:style-name="Table1.A1" office:value-type="string">
            <text:p text:style-name="P8">April 2010 – June 2010</text:p>
          </table:table-cell>
          <table:table-cell table:style-name="Table1.A1" office:value-type="string">
            <text:p text:style-name="P8">Splendeo</text:p>
          </table:table-cell>
        </table:table-row>
        <table:table-row>
          <table:table-cell table:style-name="Table1.A1" table:number-columns-spanned="3" office:value-type="string">
            <text:p text:style-name="Text_20_body">Human Resources department of Colgate-Palmolive Spain needed a web site for publishing (internally) their induction plan for new employees.</text:p>
            <text:p text:style-name="Text_20_body">My responsibilities in this projects are:</text:p>
            <text:list xml:id="list1428084443" text:continue-numbering="true" text:style-name="List_20_1">
              <text:list-item>
                <text:p text:style-name="P10"><text:span text:style-name="T3">Requirements gathering, design, deployment <text:s/>and maintenance</text:span> of the web site</text:p>
              </text:list-item>
              <text:list-item>
                <text:p text:style-name="P10">User training.</text:p>
              </text:list-item>
            </text:list>
            <text:p text:style-name="P5">Technologies employed: Drupal, SQL (postgres), HTML, GIMP</text:p>
          </table:table-cell>
          <table:covered-table-cell/>
          <table:covered-table-cell/>
        </table:table-row>
        <table:table-row table:style-name="Table1.5">
          <table:table-cell table:style-name="Table1.A5" office:value-type="string">
            <text:p text:style-name="P7">Open Hardware Repository at CERN</text:p>
          </table:table-cell>
          <table:table-cell table:style-name="Table1.A5" office:value-type="string">
            <text:p text:style-name="Table_20_Heading">December 2009 – February 2010</text:p>
          </table:table-cell>
          <table:table-cell table:style-name="Table1.A5" office:value-type="string">
            <text:p text:style-name="Table_20_Heading">Splendeo</text:p>
          </table:table-cell>
        </table:table-row>
        <table:table-row>
          <table:table-cell table:style-name="Table1.A1" table:number-columns-spanned="3" office:value-type="string">
            <text:p text:style-name="Text_20_body"><text:a xlink:type="simple" xlink:href="http://www.ohwr.org/">www.ohwr.org</text:a> is a project management web site provided by Splendeo to the CERN (Switzerland).</text:p>
            <text:p text:style-name="Text_20_body">My responsibilities in this project are:</text:p>
            <text:list xml:id="list1722122237" text:continue-numbering="true" text:style-name="List_20_1">
              <text:list-item>
                <text:p text:style-name="P10">Provisioning resources for testing and production environments.</text:p>
              </text:list-item>
              <text:list-item>
                <text:p text:style-name="P10">Systems installation and configuration.</text:p>
              </text:list-item>
            </text:list>
            <text:p text:style-name="Text_20_body">Technologies employed are Redmine, Ruby on Rails, SQL (postgres), Sympa, Postfix, Ubuntu</text:p>
          </table:table-cell>
          <table:covered-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7">e-storemonitor.com at Colgate-Palmolive</text:p>
          </table:table-cell>
          <table:table-cell table:style-name="Table3.A1" office:value-type="string">
            <text:p text:style-name="P8">May 2009 – October 2009</text:p>
          </table:table-cell>
          <table:table-cell table:style-name="Table3.A1" office:value-type="string">
            <text:p text:style-name="P8">Splendeo</text:p>
          </table:table-cell>
        </table:table-row>
        <table:table-row>
          <table:table-cell table:style-name="Table3.A1" table:number-columns-spanned="3" office:value-type="string">
            <text:p text:style-name="Text_20_body">Colgate-Palmolive Iberia uses e-storemonitor.com for managing store related pictures. This web application helps collecting information about products launching, stores shelf status and competition products within Spain and Portugal. In detail, the roles and responsibilities include:</text:p>
            <text:list xml:id="list1773653036" text:continue-numbering="true" text:style-name="List_20_1">
              <text:list-item>
                <text:p text:style-name="P9"><text:span text:style-name="T3">Continuous requirement gathering</text:span><text:span text:style-name="T4"> from several departments (some of them cross-country).</text:span></text:p>
              </text:list-item>
              <text:list-item>
                <text:p text:style-name="P10">Writing <text:span text:style-name="T3">functional specifications</text:span> and <text:span text:style-name="T3">contracts</text:span>.</text:p>
              </text:list-item>
              <text:list-item>
                <text:p text:style-name="P10">Design, development &amp; maintenance of the web application. </text:p>
              </text:list-item>
              <text:list-item>
                <text:p text:style-name="P10">Configuration and deployment on the <text:s/>production and testing servers.</text:p>
              </text:list-item>
            </text:list>
            <text:p text:style-name="P5"><text:soft-page-break/>Technologies employed: Ruby on Rails, HTML, AJAX, SQL, image manipulation.</text:p>
          </table:table-cell>
          <table:covered-table-cell/>
          <table:covered-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7">PTRA at Colgate-Palmolive</text:p>
          </table:table-cell>
          <table:table-cell table:style-name="Table4.A1" office:value-type="string">
            <text:p text:style-name="P8">December 2008 – April 2009</text:p>
          </table:table-cell>
          <table:table-cell table:style-name="Table4.A1" office:value-type="string">
            <text:p text:style-name="P8">Splendeo</text:p>
          </table:table-cell>
        </table:table-row>
        <table:table-row>
          <table:table-cell table:style-name="Table4.A1" table:number-columns-spanned="3" office:value-type="string">
            <text:p text:style-name="Text_20_body">The Category Management department of Colgate-Palmolive Portugal &amp; Spain works with several databases with sales information: the Nielsen database containing market information and one DB for each customer information. PTRA is a web platform that unify them and simplify the daily workflow with this information.</text:p>
            <text:p text:style-name="Text_20_body">PTRA's main function is <text:span text:style-name="T3">generating sales trends reports</text:span><text:span text:style-name="T4"> </text:span>by combining and linking data from several sources.</text:p>
            <text:p text:style-name="Text_20_body">My responsibilities in this project are:</text:p>
            <text:list xml:id="list647222512" text:continue-numbering="true" text:style-name="List_20_1">
              <text:list-item>
                <text:p text:style-name="P10"><text:span text:style-name="T3">Requirements gathering</text:span>, contract negotiation.</text:p>
              </text:list-item>
              <text:list-item>
                <text:p text:style-name="P10">Software <text:span text:style-name="T3">design</text:span> and <text:span text:style-name="T3">development</text:span></text:p>
              </text:list-item>
            </text:list>
            <text:p text:style-name="P5">Technologies employed: Ruby on Rails, SQL, Excel, VBA</text:p>
          </table:table-cell>
          <table:covered-table-cell/>
          <table:covered-table-cell/>
        </table:table-row>
      </table:table>
      <text:h text:style-name="Heading_20_1" text:outline-level="1">Skills</text:h>
      <table:table table:name="Table9" table:style-name="Table9">
        <table:table-column table:style-name="Table9.A"/>
        <table:table-column table:style-name="Table9.B"/>
        <table:table-row>
          <table:table-cell table:style-name="Table9.A1" office:value-type="string">
            <text:p text:style-name="P7">Expert</text:p>
          </table:table-cell>
          <table:table-cell table:style-name="Table9.A1" office:value-type="string">
            <text:p text:style-name="P6"><text:span text:style-name="T3">Software Development, Ruby on Rails</text:span>, <text:span text:style-name="T4">Apache</text:span><text:span text:style-name="T3">,</text:span> DNS, web servers configuration, HTML, Calculus, Algebra, Differential Equations, <text:span text:style-name="T4">Algorithm optimization</text:span></text:p>
          </table:table-cell>
        </table:table-row>
        <table:table-row>
          <table:table-cell table:style-name="Table9.A1" office:value-type="string">
            <text:p text:style-name="P7">Advanced</text:p>
          </table:table-cell>
          <table:table-cell table:style-name="Table9.A1" office:value-type="string">
            <text:p text:style-name="P6"><text:span text:style-name="T3">Public speaking</text:span><text:span text:style-name="T4">, Information architecture, </text:span><text:span text:style-name="T3">Software usability, </text:span><text:span text:style-name="T4">Project Management &amp; Reporting,</text:span><text:span text:style-name="T3"> </text:span><text:span text:style-name="T4">PostgreSQL</text:span><text:span text:style-name="T3">,</text:span> MySQL, <text:span text:style-name="T3">Mac OS X</text:span>, Linux, MS Windows, <text:span text:style-name="T3">SEO</text:span></text:p>
          </table:table-cell>
        </table:table-row>
        <table:table-row>
          <table:table-cell table:style-name="Table9.A1" office:value-type="string">
            <text:p text:style-name="P7">Proficient</text:p>
          </table:table-cell>
          <table:table-cell table:style-name="Table9.A1" office:value-type="string">
            <text:p text:style-name="P6"><text:span text:style-name="T3">Test Driving Development</text:span><text:span text:style-name="T4">, CSS, PHP, <text:s/>Javascript</text:span></text:p>
          </table:table-cell>
        </table:table-row>
      </table:table>
      <text:h text:style-name="Heading_20_1" text:outline-level="1">Languages</text:h>
      <text:p text:style-name="Text_20_body">Native <text:span text:style-name="T3">Spanish</text:span> speaker.</text:p>
      <text:p text:style-name="Text_20_body">Excellent <text:span text:style-name="T3">English:</text:span> I'm using it as working language for several projects, from discussing technical details to negotiating project budgets.</text:p>
      <text:h text:style-name="Heading_20_1" text:outline-level="1">Interests</text:h>
      <text:p text:style-name="Text_20_body">I'm interested in computer software, specially open-source projects</text:p>
      <text:p text:style-name="Text_20_body">My hobbies include urban cycling, food and recipes and video games. I'm collaborating with my mother in writing the recipes blog <text:a xlink:type="simple" xlink:href="http://www.recetasdemama.es/">www.recetasdemama.es</text:a> and a related book that will be published on October 15<text:span text:style-name="T5">th</text:span>, 2010.</text:p>
      <text:h text:style-name="Heading_20_1" text:outline-level="1">Links</text:h>
      <text:p text:style-name="Text_20_body">LinkedIn Profile: <text:a xlink:type="simple" xlink:href="http://www.linkedin.com/in/franciscodejuan">www.linkedin.com/in/franciscodejuan</text:a></text:p>
      <text:p text:style-name="Text_20_body">Twitter: <text:a xlink:type="simple" xlink:href="http://www.twitter.com/splendeo">twitter.com/splendeo</text:a></text:p>
      <text:p text:style-name="Text_20_body">Delicious: <text:a xlink:type="simple" xlink:href="http://delicious.com/fjuan">delicious.com/fju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Book Antiqua" svg:font-family="'Book Antiqua'" style:font-adornments="Normal" style:font-family-generic="roman" style:font-pitch="variable"/>
    <style:font-face style:name="Times New Roman" svg:font-family="'Times New Roman'" style:font-family-generic="roman" style:font-pitch="variable"/>
    <style:font-face style:name="Trebuchet MS" svg:font-family="'Trebuchet MS'" style:font-adornments="Negrit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fo:color="#000080" style:font-name="Trebuchet MS" fo:font-size="20pt" fo:font-weight="bold"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Book Antiqua" fo:font-size="9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0783in" fo:margin-bottom="0.0783in" style:page-number="auto" fo:background-color="#e6e6e6" fo:padding="0in" fo:border="none" style:shadow="none">
        <style:background-image/>
      </style:paragraph-properties>
      <style:text-properties fo:color="#000080"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act_20_Info" style:display-name="Contact Info" style:family="paragraph" style:parent-style-name="Text_20_body" style:class="text">
      <style:paragraph-properties fo:margin-top="0in" fo:margin-bottom="0in"/>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color="#000080" style:font-name="Trebuchet MS" fo:font-size="10pt"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fo:font-weight="bold"/>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Francisco de Juan<text:tab/><text:date style:data-style-name="N84" text:date-value="2010-11-11T16:56:36" text:fixed="true">2010-11-11</text:date><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nrique Garcia Cota</meta:initial-creator>
    <meta:creation-date>2009-05-20T13:41:21.90</meta:creation-date>
    <dc:date>2010-11-11T16:56:41</dc:date>
    <dc:creator>Enrique Cota</dc:creator>
    <meta:editing-duration>PT21H25M46S</meta:editing-duration>
    <meta:editing-cycles>36</meta:editing-cycles>
    <meta:generator>OpenOffice.org/3.2$Linux OpenOffice.org_project/320m19$Build-9505</meta:generator>
    <meta:printed-by>Enrique Garcia Cota</meta:printed-by>
    <meta:print-date>2009-05-20T21:25:18.70</meta:print-date>
    <meta:document-statistic meta:table-count="4" meta:image-count="0" meta:object-count="0" meta:page-count="2" meta:paragraph-count="72" meta:word-count="549" meta:character-count="4060"/>
  </office:meta>
</office:document-meta>
</file>